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officeooo:rsid="001b11a5" officeooo:paragraph-rsid="001b11a5"/>
    </style:style>
    <style:style style:name="P4" style:family="paragraph" style:list-style-name="L3"/>
    <style:style style:name="P5" style:family="paragraph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66ceb" fo:background-color="#ffffff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bfe3" style:font-weight-asian="bold" style:font-weight-complex="bold"/>
    </style:style>
    <style:style style:name="T5" style:family="text">
      <style:text-properties fo:font-weight="bold" fo:background-color="#ffffff" loext:char-shading-value="0" style:font-weight-asian="bold" style:font-weight-complex="bold"/>
    </style:style>
    <style:style style:name="T6" style:family="text">
      <style:text-properties officeooo:rsid="0017bf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РОССИЙСКИЙ УНИВЕРСИТЕТ ДРУЖБЫ НАРОДОВ<text:line-break/>Факультет физико-математических и естественных наук<text:line-break/></text:p>
      <text:p text:style-name="Text_20_body"/>
      <text:p text:style-name="P3"/>
      <text:p text:style-name="Text_20_body"/>
      <text:p text:style-name="Text_20_body"/>
      <text:p text:style-name="Text_20_body"/>
      <text:p text:style-name="Text_20_body"/>
      <text:p text:style-name="P1"><text:line-break/>ОТЧЕТ<text:line-break/>ПО ЛАБОРАТОРНОЙ РАБОТЕ №1<text:line-break/>дисциплина: Операционные<text:line-break/>системы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line-break/>Студент:Хайдари Ахмад Басир<text:line-break/>Группа:НБИбд-01-20</text:p>
      <text:p text:style-name="Text_20_body"><text:soft-page-break/></text:p>
      <text:p text:style-name="Text_20_body">Операционная система (ос) - это комплекс взаимоснязанных программ, предназначенных для управления ресурсами компьютера и организации взаимодействия пользователем</text:p>
      <text:list xml:id="list2086251544" text:style-name="L3">
        <text:list-header>
          <text:p text:style-name="Text_20_body"/>
        </text:list-header>
        <text:list-item>
          <text:p text:style-name="Text_20_body">Gnu linux - семейство переносимых, многозадачных и многопользова тельских операционных систем, на базе ядра linux, включающих тот или иной набор утилит и программ проекта gnu, и, возможно, другие компо ненты. как и ядро linux, системы на его основе, как правило, создаются и распространяются в соответствии с моделью разработки свободного и отикрытого программного обеспечения (oреп- source software).</text:p>
        </text:list-item>
      </text:list>
      <text:p text:style-name="Standard"/>
      <text:p text:style-name="Standard">Команда <text:s/>pwd: вывод имени текущего каталога</text:p>
      <text:p text:style-name="Standard">Команда cd: смена каталога</text:p>
      <text:p text:style-name="Standard">Команда ls: <text:s/>вывод списка файлов</text:p>
      <text:p text:style-name="Text_20_body">Команда rm: удаление файлов или каталогов<text:line-break/>Команда mv : перемещение или удаление файлов<text:line-break/>Команда cp: копирование файлов и каталогов <text:line-break/>Команда cat: Вывод содержимого файлов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4:50:03.787430525</meta:creation-date>
    <dc:date>2021-09-11T16:56:30.975553318</dc:date>
    <meta:editing-duration>PT18M4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0" meta:word-count="135" meta:character-count="1037" meta:non-whitespace-character-count="905"/>
  </office:meta>
</office:document-meta>
</file>